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mployees-earning-more-than-their-managers/" text:style-name="Internet_20_link" text:visited-style-name="Visited_20_Internet_20_Link"><text:span text:style-name="T1">181. Employees Earning More Than Their Managers</text:span></text:a></text:p>
      <text:section text:style-name="Sect1" text:name="headlessui-popover-button-:r1d:">
        <text:p text:style-name="Standard"/>
      </text:section>
      <text:p text:style-name="P5">Easy</text:p>
      <text:p text:style-name="P5">2.3K</text:p>
      <text:p text:style-name="P5">224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Employee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| salary <text:s text:c="5"/>| int <text:s text:c="4"/>|</text:p>
      <text:p text:style-name="P2">| managerId <text:s text:c="2"/>| int <text:s text:c="4"/>|</text:p>
      <text:p text:style-name="P2">+-------------+---------+</text:p>
      <text:p text:style-name="P2">id is the primary key column for this table.</text:p>
      <text:p text:style-name="P1">Each row of this table indicates the ID of an employee, their name, salary, and the ID of their manager.</text:p>
      <text:p text:style-name="P7"> </text:p>
      <text:p text:style-name="P7">Write an SQL query to find the employees who earn more than their managers.</text:p>
      <text:p text:style-name="P6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query 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Employee table:</text:p>
      <text:p text:style-name="P2">+----+-------+--------+-----------+</text:p>
      <text:p text:style-name="P2">| id | name <text:s/>| salary | managerId |</text:p>
      <text:p text:style-name="P2">+----+-------+--------+-----------+</text:p>
      <text:p text:style-name="P2">| 1 <text:s/>| Joe <text:s text:c="2"/>| 70000 <text:s/>| 3 <text:s text:c="8"/>|</text:p>
      <text:p text:style-name="P2">| 2 <text:s/>| Henry | 80000 <text:s/>| 4 <text:s text:c="8"/>|</text:p>
      <text:p text:style-name="P2">| 3 <text:s/>| Sam <text:s text:c="2"/>| 60000 <text:s/>| Null <text:s text:c="5"/>|</text:p>
      <text:p text:style-name="P2">| 4 <text:s/>| Max <text:s text:c="2"/>| 90000 <text:s/>| Null <text:s text:c="5"/>|</text:p>
      <text:p text:style-name="P2">+----+-------+--------+-----------+</text:p>
      <text:p text:style-name="P4"><text:span text:style-name="Strong_20_Emphasis"><text:span text:style-name="T1">Output:</text:span></text:span><text:span text:style-name="T1"> </text:span></text:p>
      <text:p text:style-name="P2">+----------+</text:p>
      <text:p text:style-name="P2">| Employee |</text:p>
      <text:p text:style-name="P2">+----------+</text:p>
      <text:p text:style-name="P2">| Joe <text:s text:c="5"/>|</text:p>
      <text:p text:style-name="P2">+----------+</text:p>
      <text:p text:style-name="P3"><text:span text:style-name="Strong_20_Emphasis"><text:span text:style-name="T1">Explanation:</text:span></text:span><text:span text:style-name="T1"> Joe is the only employee who earns more than his manager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3:42:09.468000000</dc:date>
    <meta:editing-duration>PT7S</meta:editing-duration>
    <meta:editing-cycles>1</meta:editing-cycles>
    <meta:document-statistic meta:table-count="0" meta:image-count="0" meta:object-count="0" meta:page-count="1" meta:paragraph-count="40" meta:word-count="199" meta:character-count="1056" meta:non-whitespace-character-count="828"/>
    <meta:generator>LibreOffice/7.2.2.2$Windows_X86_64 LibreOffice_project/02b2acce88a210515b4a5bb2e46cbfb63fe97d56</meta:generator>
  </office:meta>
</office:document-meta>
</file>